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.1043in" fo:margin-bottom="0.052in" fo:text-align="start" style:justify-single-word="false" fo:padding-left="0.2083in" fo:padding-right="0in" fo:padding-top="0.1043in" fo:padding-bottom="0in" fo:border-left="0.0138in solid #dfe5ec" fo:border-right="none" fo:border-top="0.0138in solid #dfe5ec" fo:border-bottom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top="0.1043in" fo:margin-bottom="0.052in" fo:padding-left="0.2083in" fo:padding-right="0in" fo:padding-top="0.1043in" fo:padding-bottom="0in" fo:border-left="0.0138in solid #dfe5ec" fo:border-right="none" fo:border-top="0.0138in solid #dfe5ec" fo:border-bottom="none"/>
    </style:style>
    <style:style style:name="P7" style:family="paragraph" style:parent-style-name="Preformatted_20_Text">
      <style:paragraph-properties fo:margin-top="0.1043in" fo:margin-bottom="0.052in" fo:padding-left="0.2083in" fo:padding-right="0in" fo:padding-top="0.1043in" fo:padding-bottom="0in" fo:border-left="0.0138in solid #dfe5ec" fo:border-right="none" fo:border-top="0.0138in solid #dfe5ec" fo:border-bottom="non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555555" fo:letter-spacing="normal" fo:font-style="normal" fo:font-weight="normal"/>
    </style:style>
    <style:style style:name="T4" style:family="text">
      <style:text-properties fo:font-variant="normal" fo:text-transform="none" fo:color="#555555" style:font-name="Times New Roman" fo:letter-spacing="normal" fo:font-style="normal" fo:font-weight="normal"/>
    </style:style>
    <style:style style:name="T5" style:family="text">
      <style:text-properties fo:font-variant="normal" fo:text-transform="none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color="#000000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dt&gt;&lt;/dt&gt;</text:p>
      <text:p text:style-name="P3"><text:tab/>&lt;dd&gt;&lt;/dd&gt;</text:p>
      <text:p text:style-name="P3">&lt;p&gt;</text:p>
      <text:p text:style-name="P7"><text:span text:style-name="T2">&lt;dl&gt;</text:span></text:p>
      <text:p text:style-name="P7"><text:span text:style-name="T2">&lt;dt&gt;Do you do repairs?&lt;/dt&gt;</text:span></text:p>
      <text:p text:style-name="P6"><text:span text:style-name="Emphasis"><text:span text:style-name="T7"><text:tab/>&lt;dd&gt;Not at the moment, except for my warranty work. I recommend Owen Davidson at Downtown Sounds in Northampton &lt;/dd&gt;</text:span></text:span></text:p>
      <text:p text:style-name="P6"><text:span text:style-name="Emphasis"><text:span text:style-name="T7">&lt;p&gt;</text:span></text:span></text:p>
      <text:p text:style-name="P6"><text:span text:style-name="Emphasis"><text:span text:style-name="T7">&lt;dt&gt;Do you build electric guitars or basses?&lt;/dt&gt;</text:span></text:span></text:p>
      <text:p text:style-name="P6"><text:span text:style-name="Emphasis"><text:span text:style-name="T7"><text:tab/>&lt;dd&gt;Let me know what you're interested in and I might be willing to make it for you, but most likely not. If you have a specific need as a musician that I can fulfull, I'd love to help you out, but other than that, I've found that my creativity just isn't leading me in that direction&lt;/dd&gt;</text:span></text:span></text:p>
      <text:p text:style-name="P6"><text:span text:style-name="Emphasis"><text:span text:style-name="T7">&lt;p&gt;</text:span></text:span></text:p>
      <text:p text:style-name="P7"><text:span text:style-name="T2">&lt;dt&gt;Are your guitars “custom” built?&lt;/dt&gt;</text:span></text:p>
      <text:p text:style-name="P6"><text:span text:style-name="Emphasis"><text:span text:style-name="T7"><text:tab/>&lt;dd&gt;<text:tab/>Yes, I consider them all to be custom. Although I use the words “standard” and “model”, each one is different and I always voice them uniquely. “Model” simply means that the instrument's body will be a certain size, and “standard options” <text:s/>refers to what features the instrument has. &lt;/dd&gt;</text:span></text:span></text:p>
      <text:p text:style-name="P6"><text:span text:style-name="Emphasis"><text:span text:style-name="T7">&lt;p&gt;</text:span></text:span></text:p>
      <text:p text:style-name="P3">&lt;dt&gt;Will you build me a jumbo or dreadnaught sized guitar?&lt;/dt&gt;</text:p>
      <text:p text:style-name="P3"><text:tab/>&lt;dd&gt;Yes, I will. At the moment, it's not a standard guitar I offer, but eventually I would like it to be.&lt;/dd&gt;</text:p>
      <text:p text:style-name="P5"><text:span text:style-name="Emphasis"><text:span text:style-name="T1">&lt;p&gt;</text:span></text:span></text:p>
      <text:p text:style-name="P3">&lt;dt&gt;Can you build me an electric/acoustic guitar, mandolin, or ukulele?&lt;/dt&gt;</text:p>
      <text:p text:style-name="P3"><text:tab/>&lt;dd&gt;Yes, I love building instruments for people to play out. &lt;/dd&gt;</text:p>
      <text:p text:style-name="P5"><text:span text:style-name="Emphasis"><text:span text:style-name="T1">&lt;p&gt;</text:span></text:span></text:p>
      <text:p text:style-name="P5"><text:span text:style-name="Emphasis"><text:span text:style-name="T1">&lt;dt&gt;What kind of wood sounds the best?!&lt;/dt&gt;</text:span></text:span></text:p>
      <text:p text:style-name="P3"><text:tab/>&lt;dd&gt;<text:tab/>This question doesn't really have a definitive answer and it's also a matter of opinion. With that in mind... I'd definitely say I tend to prefer the sound of Mahogany back and sides with a nice sitka spruce top. </text:p>
      <text:p text:style-name="P3">&lt;/dd&gt;</text:p>
      <text:p text:style-name="P5"><text:span text:style-name="Emphasis"><text:span text:style-name="T1">&lt;p&gt;&lt;dt&gt;&lt;/dt&gt;</text:span></text:span></text:p>
      <text:p text:style-name="P3"><text:tab/>&lt;dd&gt;&lt;/dd&gt;</text:p>
      <text:p text:style-name="P5"><text:span text:style-name="Emphasis"><text:span text:style-name="T1">&lt;p&gt;</text:span></text:span></text:p>
      <text:p text:style-name="P5"><text:soft-page-break/><text:span text:style-name="Emphasis"><text:span text:style-name="T7"/></text:span></text:p>
      <text:p text:style-name="P6"><text:span text:style-name="Emphasis"><text:span text:style-name="T7">&lt;/dl&gt;</text:span></text:span></text:p>
      <text:p text:style-name="P6"><text:span text:style-name="Emphasis"><text:span text:style-name="T7"/></text:span></text:p>
      <text:p text:style-name="P4"/>
      <text:p text:style-name="P4"><text:s/></text:p>
      <text:p text:style-name="P4"/>
      <text:p text:style-name="P4"/>
      <text:p text:style-name="P4"><text:tab/></text:p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ls Johnson</meta:initial-creator>
    <meta:creation-date>2014-08-01T10:59:50.37</meta:creation-date>
    <dc:date>2014-08-01T14:32:16.01</dc:date>
    <dc:creator>Nils Johnson</dc:creator>
    <meta:editing-duration>PT3H1M1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2" meta:paragraph-count="29" meta:word-count="254" meta:character-count="1479"/>
  </office:meta>
</office:document-meta>
</file>